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ConverterFactory.getConverter( Class &lt; T &gt;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attingConversionServiceTests.introspected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llReturning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Tests.prin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ConversionServiceTests.introspected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ConversionService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Tests.introspectedConver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ConversionServiceTests.introspectedPr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attingConversionServi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ConversionServiceTests.parseParser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ConversionServiceTests.parseNull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Tests.printNull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Tests.parseBlank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ConversionServiceTests.proxiedConvert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ConversionServiceTests.proxiedConverter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ConversionServiceTests.formatFieldForTypeWith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attingConversionServiceTests.proxiedFormat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ConversionServiceTests.parse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ConversionServiceTests.introspected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ConversionServiceTests.pars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ConversionServiceTests.parseEmptyString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Tests.parseNullPrimitiv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ger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ReturningFormatter.print( Integer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